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Yearly Progress Report</text:p>
      <text:p text:style-name="P1">Name: Sean Sweany</text:p>
      <text:p text:style-name="P1">Adviser: Bill Lynch</text:p>
      <text:p text:style-name="P1"/>
      <text:p text:style-name="P2"><text:tab/>This past year most of my work has consisted of working on upgrading the HiRA telescopes to incorporate larger CsI crystals in order to detect more energetic fragments. My responsibilities for the project have been helping with the design of the new telescope body, designing the new circuit boards. Of these the preamp boards and silicon strip distribution boards are nearly finished and just need further testing. The other main research work I have been doing has been testing CsI test crystals produced by Scionix with our groups postdoc Pierre. We have set up a simple data acquisition system for the project and have been testing crystals for several months. The reason it is taking so long is at first since this sort of work was very new to Pierre and I it took over a month to set everything, then results indicated non uniformity in the crystal from alpha tests made us question our setup. I then worked on making our test setup better and we still got the same results. This gave us confidence that our set up was working especially since it works fine when we tested the old HiRA crystals. So we sent the crystal back to Scionix and they sent us a new test crystal that we are testing right now.</text:p>
      <text:p text:style-name="P2"/>
      <text:p text:style-name="P2"><text:tab/>In terms of class work I have finished all of my subject exam classes, passing the tests with 4.0's. Last semester I took Stat Mech, Bill Lynch's advanced reactions class and Detectors. This semester I am currently in nuclear structure and computational physics. I will have my committee meeting sometime towards the end of June or beginning of July. The reason I am taking so long to give my meeting is because both Bill and Betty will be in Japan for Spirit TPC experiments from March till the beginning of Ju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ean Sweany</meta:initial-creator>
    <meta:creation-date>2016-02-27T09:03:42.37</meta:creation-date>
    <meta:document-statistic meta:table-count="0" meta:image-count="0" meta:object-count="0" meta:page-count="1" meta:paragraph-count="5" meta:word-count="316" meta:character-count="1781"/>
    <dc:date>2016-02-27T09:35:44.46</dc:date>
    <dc:creator>Sean Sweany</dc:creator>
    <meta:editing-duration>PT1M41S</meta:editing-duration>
    <meta:editing-cycles>1</meta:editing-cycles>
    <meta:generator>OpenOffice/4.1.1$Win32 OpenOffice.org_project/411m6$Build-9775</meta:generator>
  </office:meta>
</office:document-meta>
</file>